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968b" officeooo:paragraph-rsid="0003968b"/>
    </style:style>
    <style:style style:name="P2" style:family="paragraph" style:parent-style-name="Text_20_body" style:list-style-name="L1">
      <style:text-properties officeooo:rsid="0003968b" officeooo:paragraph-rsid="0003968b"/>
    </style:style>
    <style:style style:name="P3" style:family="paragraph" style:parent-style-name="Text_20_body" style:list-style-name="L3">
      <style:text-properties officeooo:rsid="0003968b" officeooo:paragraph-rsid="0003968b"/>
    </style:style>
    <style:style style:name="P4" style:family="paragraph" style:parent-style-name="Text_20_body" style:list-style-name="L3">
      <style:text-properties officeooo:rsid="00044f42" officeooo:paragraph-rsid="00054560"/>
    </style:style>
    <style:style style:name="P5" style:family="paragraph" style:parent-style-name="Text_20_body" style:list-style-name="L4">
      <style:text-properties officeooo:rsid="00044f42" officeooo:paragraph-rsid="00044f42"/>
    </style:style>
    <style:style style:name="P6" style:family="paragraph" style:parent-style-name="Text_20_body">
      <style:text-properties officeooo:rsid="00044f42" officeooo:paragraph-rsid="00054560"/>
    </style:style>
    <style:style style:name="P7" style:family="paragraph" style:parent-style-name="Text_20_body" style:list-style-name="L3">
      <style:text-properties officeooo:rsid="00054560" officeooo:paragraph-rsid="00054560"/>
    </style:style>
    <style:style style:name="P8" style:family="paragraph" style:parent-style-name="Text_20_body">
      <style:text-properties officeooo:rsid="00054560" officeooo:paragraph-rsid="00054560"/>
    </style:style>
    <style:style style:name="P9" style:family="paragraph" style:parent-style-name="Heading_20_2">
      <style:text-properties officeooo:rsid="0003968b" officeooo:paragraph-rsid="0003968b"/>
    </style:style>
    <style:style style:name="P10" style:family="paragraph" style:parent-style-name="Heading_20_2">
      <style:text-properties officeooo:rsid="00044f42" officeooo:paragraph-rsid="00044f42"/>
    </style:style>
    <style:style style:name="T1" style:family="text">
      <style:text-properties fo:font-weight="bold" style:font-weight-asian="bold" style:font-weight-complex="bold"/>
    </style:style>
    <style:style style:name="T2" style:family="text">
      <style:text-properties fo:font-weight="bold" officeooo:rsid="00044f42" style:font-weight-asian="bold" style:font-weight-complex="bold"/>
    </style:style>
    <style:style style:name="T3" style:family="text">
      <style:text-properties fo:font-weight="bold" officeooo:rsid="0003968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968b" style:font-weight-asian="normal" style:font-weight-complex="normal"/>
    </style:style>
    <style:style style:name="T6" style:family="text">
      <style:text-properties fo:font-weight="normal" officeooo:rsid="00054560"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044f42"/>
    </style:style>
    <style:style style:name="T10" style:family="text">
      <style:text-properties officeooo:rsid="000545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the Well Depth Web Service</text:h>
      <text:h text:style-name="P10" text:outline-level="2">Choose your names, paths, and passwords</text:h>
      <text:p text:style-name="P6">To perform the steps below, you will first make a set of choices. NOTE: For security, <text:span text:style-name="T10">all the usernames and all the passwords should be different from each other.</text:span></text:p>
      <text:list xml:id="list4172920045" text:style-name="L4">
        <text:list-item>
          <text:p text:style-name="P5">The web <text:span text:style-name="T1">server path</text:span> to your welldepth php files. For example, under webroot, "webapps/welldepth".</text:p>
        </text:list-item>
        <text:list-item>
          <text:p text:style-name="P5">The <text:span text:style-name="T1">application username</text:span> and<text:span text:style-name="T1"> password</text:span> for your well depth web service. For example, "charles" and "wonderland".</text:p>
        </text:list-item>
        <text:list-item>
          <text:p text:style-name="P5">The <text:span text:style-name="T1">database name</text:span> of the depth SQL database you will create. For example, "welldepth".</text:p>
        </text:list-item>
        <text:list-item>
          <text:p text:style-name="P5">The <text:span text:style-name="T1">database writer username</text:span> and <text:span text:style-name="T1">password</text:span> for the depth SQL database. For example, "wellwriter" and "ladyofthelake".</text:p>
        </text:list-item>
        <text:list-item>
          <text:p text:style-name="P5">The <text:span text:style-name="T1">database reader username</text:span> and <text:span text:style-name="T1">password</text:span> for the depth SQL database. Nothing in the current implementation uses these names; they'll be useful when you write a GET web service. For example "wellreader" and "humanity".</text:p>
        </text:list-item>
      </text:list>
      <text:h text:style-name="Heading_20_2" text:outline-level="2">Creat<text:span text:style-name="T9">e</text:span> the empty sql database</text:h>
      <text:p text:style-name="P1">TODO write this section once <text:span text:style-name="T9">I've</text:span> set up <text:span text:style-name="T9">my</text:span> database.</text:p>
      <text:h text:style-name="P9" text:outline-level="2">Modify the <text:span text:style-name="T9">PHP configuration file</text:span></text:h>
      <text:p text:style-name="P1">For security, it's a good idea to make these modifications on a copy of the file <text:span text:style-name="T7">outside</text:span> the WellDepthTemperature folder. If you make these changes to your WellDepthTemperature folder file, it's easy to accidentally commit those changes, revealing your passwords to anyone who can read your git repository.</text:p>
      <text:list xml:id="list53105712" text:style-name="L1">
        <text:list-item>
          <text:p text:style-name="P2">Choose an <text:span text:style-name="T1">application username</text:span> and <text:span text:style-name="T1">password</text:span>. This will be the username and password that the Sketch sends to the web service. For example, username=charles, password=wonderland</text:p>
        </text:list-item>
        <text:list-item>
          <text:p text:style-name="P2">Modify <text:span text:style-name="T1">welldepthconfig.php</text:span><text:span text:style-name="T4">:</text:span></text:p>
          <text:list>
            <text:list-item>
              <text:p text:style-name="P2"><text:span text:style-name="T4">Change the value of </text:span><text:span text:style-name="T1">app_username</text:span><text:span text:style-name="T4"> to your application username (for example, charles).</text:span></text:p>
            </text:list-item>
            <text:list-item>
              <text:p text:style-name="P2"><text:span text:style-name="T4">Change the value of </text:span><text:span text:style-name="T1">app_password</text:span><text:span text:style-name="T4"> to your applicatgion password (for example, wonderland).</text:span></text:p>
            </text:list-item>
            <text:list-item>
              <text:p text:style-name="P2"><text:span text:style-name="T4">Change the value of </text:span><text:span text:style-name="T1">sql_database</text:span><text:span text:style-name="T4"> to your well depth sql database name (for example, TODO).</text:span></text:p>
            </text:list-item>
            <text:list-item>
              <text:p text:style-name="P2"><text:span text:style-name="T4">Change the value of </text:span><text:span text:style-name="T1">sql_writer_username</text:span><text:span text:style-name="T4"> to your database </text:span><text:span text:style-name="T8">writer</text:span><text:span text:style-name="T4"> username (for example, TODO).</text:span></text:p>
            </text:list-item>
            <text:list-item>
              <text:p text:style-name="P2"><text:span text:style-name="T4">Change the value of </text:span><text:span text:style-name="T1">sql_writer_password</text:span><text:span text:style-name="T4"> to your database writer password (for example, TODO).</text:span></text:p>
            </text:list-item>
          </text:list>
        </text:list-item>
      </text:list>
      <text:h text:style-name="Heading_20_2" text:outline-level="2"><text:soft-page-break/>Upload the <text:span text:style-name="T10">PHP </text:span>files</text:h>
      <text:p text:style-name="P1">On your web server:</text:p>
      <text:list xml:id="list1429293649" text:style-name="L3">
        <text:list-item>
          <text:p text:style-name="P3"><text:span text:style-name="T10">Create the path to your well depth files. For example, u</text:span>nder your web root, <text:span text:style-name="T9">create a </text:span><text:span text:style-name="T2">webapps</text:span><text:span text:style-name="T9"> folder, and under that, a </text:span><text:span text:style-name="T2">welldepth</text:span><text:span text:style-name="T9"> folder.</text:span></text:p>
        </text:list-item>
        <text:list-item>
          <text:p text:style-name="P4">Copy your modified <text:span text:style-name="T3">welldepthconfig.php</text:span><text:span text:style-name="T5"> </text:span><text:span text:style-name="T6">to the new welldepth folder.</text:span></text:p>
        </text:list-item>
        <text:list-item>
          <text:p text:style-name="P7"><text:span text:style-name="T4">Copy </text:span><text:span text:style-name="T1">welldepthpost.php</text:span><text:span text:style-name="T4"> to the new welldepth folder.</text:span></text:p>
        </text:list-item>
        <text:list-item>
          <text:p text:style-name="P7"><text:span text:style-name="T4">If necessary, </text:span><text:span text:style-name="T1">set the permissions</text:span><text:span text:style-name="T4"> on those files as appropriate to your web server. You may need to ask your web administrator to find how to do this.</text:span></text:p>
        </text:list-item>
      </text:list>
      <text:h text:style-name="Heading_20_2" text:outline-level="2">Modify the ESP8266 EEPROM strings</text:h>
      <text:p text:style-name="P8">TODO explain once I've created the EEPROM layout.</text:p>
      <text:h text:style-name="Heading_20_2" text:outline-level="2">Test the configuration</text:h>
      <text:p text:style-name="P8">TODO explain how to do this once I've decided 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49S</meta:editing-duration>
    <meta:editing-cycles>3</meta:editing-cycles>
    <meta:generator>LibreOffice/5.3.6.1$Windows_X86_64 LibreOffice_project/686f202eff87ef707079aeb7f485847613344eb7</meta:generator>
    <dc:date>2017-11-04T11:20:07.944000000</dc:date>
    <meta:document-statistic meta:table-count="0" meta:image-count="0" meta:object-count="0" meta:page-count="2" meta:paragraph-count="29" meta:word-count="413" meta:character-count="2569" meta:non-whitespace-character-count="2201"/>
    <meta:user-defined meta:name="Info 1"/>
    <meta:user-defined meta:name="Info 2"/>
    <meta:user-defined meta:name="Info 3"/>
    <meta:user-defined meta:name="Info 4"/>
  </office:meta>
</office:document-meta>
</file>